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helvetica" svg:font-family="helvetica, arial, sans-serif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P4" style:family="paragraph" style:parent-style-name="Standard">
      <style:text-properties fo:color="#000000"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4b4f56" style:font-name="helvetica" fo:font-size="13pt" fo:letter-spacing="normal" fo:font-style="normal" fo:font-weight="normal" style:font-size-asian="13pt" style:font-size-complex="13pt"/>
    </style:style>
    <style:style style:name="T2" style:family="text">
      <style:text-properties fo:font-variant="normal" fo:text-transform="none" fo:color="#4b4f56" style:font-name="Helvetica" fo:font-size="13pt" fo:letter-spacing="normal" fo:font-style="normal" fo:font-weight="normal" style:font-size-asian="13pt" style:font-size-complex="13pt"/>
    </style:style>
    <style:style style:name="T3" style:family="text">
      <style:text-properties fo:font-variant="normal" fo:text-transform="none" fo:color="#4b4f56" fo:font-size="13pt" fo:letter-spacing="normal" style:font-size-asian="13pt" style:font-size-complex="13pt"/>
    </style:style>
    <style:style style:name="T4" style:family="text">
      <style:text-properties fo:font-variant="normal" fo:text-transform="none" fo:color="#4b4f56" fo:font-size="13pt" fo:letter-spacing="normal" fo:font-style="normal" fo:font-weight="normal" style:font-size-asian="13pt" style:font-size-complex="13pt"/>
    </style:style>
    <style:style style:name="T5" style:family="text">
      <style:text-properties fo:font-variant="normal" fo:text-transform="none" fo:color="#4b4f56" style:font-name="Times New Roman" fo:font-size="13pt" fo:letter-spacing="normal" style:font-size-asian="13pt" style:font-size-complex="13pt"/>
    </style:style>
    <style:style style:name="T6" style:family="text">
      <style:text-properties fo:font-variant="normal" fo:text-transform="none" fo:color="#4b4f56" style:font-name="Times New Roman" fo:font-size="13pt" fo:letter-spacing="normal" fo:font-style="normal" fo:font-weight="normal" style:font-size-asian="13pt" style:font-size-complex="13pt"/>
    </style:style>
    <style:style style:name="T7" style:family="text">
      <style:text-properties fo:font-variant="normal" fo:text-transform="none" fo:color="#4b4f56" style:font-name="Times New Roman" fo:letter-spacing="normal"/>
    </style:style>
    <style:style style:name="T8" style:family="text">
      <style:text-properties fo:font-variant="normal" fo:text-transform="none" fo:color="#4b4f56" style:font-name="Times New Roman" fo:letter-spacing="normal" fo:font-style="normal" fo:font-weight="normal"/>
    </style:style>
    <style:style style:name="T9" style:family="text">
      <style:text-properties fo:font-variant="normal" fo:text-transform="none" fo:color="#4b4f56" style:font-name="Times New Roman" fo:font-size="12pt" fo:letter-spacing="normal" style:font-size-asian="12pt" style:font-size-complex="12pt"/>
    </style:style>
    <style:style style:name="T10" style:family="text">
      <style:text-properties fo:font-variant="normal" fo:text-transform="none" fo:color="#4b4f56" style:font-name="Times New Roman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365899" style:font-name="Helvetica" fo:font-size="13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T12" style:family="text">
      <style:text-properties fo:font-variant="normal" fo:text-transform="none" fo:color="#365899" style:text-line-through-style="none" style:font-name="Helvetica" fo:font-size="13pt" fo:letter-spacing="normal" fo:font-style="normal" style:text-underline-style="none" fo:font-weight="normal" style:text-blinking="false" style:font-size-asian="13pt" style:font-size-complex="13pt"/>
    </style:style>
    <style:style style:name="T13" style:family="text">
      <style:text-properties fo:font-variant="normal" fo:text-transform="none" fo:color="#365899" style:text-line-through-style="none" style:font-name="inherit" fo:font-size="13pt" fo:letter-spacing="normal" fo:font-style="normal" style:text-underline-style="none" fo:font-weight="normal" style:text-blinking="false" style:font-size-asian="13pt" style:font-size-complex="13pt"/>
    </style:style>
    <style:style style:name="T14" style:family="text">
      <style:text-properties fo:font-variant="normal" fo:text-transform="none" fo:color="#365899" style:text-line-through-style="none" fo:font-size="13pt" fo:letter-spacing="normal" fo:font-style="normal" style:text-underline-style="none" fo:font-weight="normal" style:text-blinking="false" style:font-size-asian="13pt" style:font-size-complex="13pt"/>
    </style:style>
    <style:style style:name="T15" style:family="text">
      <style:text-properties fo:font-variant="normal" fo:text-transform="none" fo:color="#365899" style:text-line-through-style="none" style:font-name="Times New Roman" fo:font-size="13pt" fo:letter-spacing="normal" fo:font-style="normal" style:text-underline-style="none" fo:font-weight="normal" style:text-blinking="false" style:font-size-asian="13pt" style:font-size-complex="13pt"/>
    </style:style>
    <style:style style:name="T16" style:family="text">
      <style:text-properties fo:font-variant="normal" fo:text-transform="none" fo:color="#365899" style:text-line-through-style="none" style:font-name="Times New Roman" fo:letter-spacing="normal" fo:font-style="normal" style:text-underline-style="none" fo:font-weight="normal" style:text-blinking="false"/>
    </style:style>
    <style:style style:name="T17" style:family="text">
      <style:text-properties fo:font-variant="normal" fo:text-transform="none" fo:color="#365899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18" style:family="text">
      <style:text-properties fo:font-variant="normal" fo:text-transform="none" fo:color="#365899" fo:font-size="13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T19" style:family="text">
      <style:text-properties fo:font-variant="normal" fo:text-transform="none" fo:color="#365899" style:font-name="Times New Roman" fo:font-size="13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T20" style:family="text">
      <style:text-properties fo:font-variant="normal" fo:text-transform="none" fo:color="#365899" style:font-name="Times New Roman" fo:letter-spacing="normal" fo:font-style="normal" style:text-underline-style="solid" style:text-underline-width="auto" style:text-underline-color="font-color" fo:font-weight="normal"/>
    </style:style>
    <style:style style:name="T21" style:family="text">
      <style:text-properties fo:font-variant="normal" fo:text-transform="none" fo:color="#365899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22" style:family="text">
      <style:text-properties fo:font-variant="normal" fo:text-transform="none" style:font-name="Times New Roman" fo:font-size="12pt" fo:letter-spacing="normal" style:font-size-asian="12pt" style:font-size-complex="12pt"/>
    </style:style>
    <style:style style:name="T23" style:family="text">
      <style:text-properties fo:font-variant="normal" fo:text-transform="none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24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26" style:family="text"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T27" style:family="text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28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9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 : <text:line-break/><text:line-break/>Termin 20.05.2016<text:line-break/><text:line-break/>Miejsce: Park Śląski Plac na wprost Kapelusza<text:line-break/>Program:<text:line-break/>Godz 7.30 –10.00 otwarcie biura zawodów , rejestracja , potwierdzenie zgłoszeń <text:line-break/>Godz do 8.30 odprawa weterynaryjna ( Dystans 15 km –sport)<text:line-break/>Godz do 9.30 odprawa weterynaryjna ( Dystans 10 km –mid)<text:line-break/>Godz do 10.00 odprawa weterynaryjna ( Dystans 5 km –rodzinna)<text:line-break/>Godz 9.00 start zawodników na dystans 15 km kat.Sport <text:line-break/>Godz 10.00 start zawodników na dystans 10 km kat. Mid <text:line-break/>Godz. 10.30 start zawodników na dystans 5 km kat. Rodzinna <text:line-break/><text:line-break/>Program Imprezy po stracie <text:line-break/>Godz 11.30 Ustawa o ochronie zwierząt- praktyczne porady<text:line-break/>Godz 12.00 Pokaz psa do samoobrony <text:line-break/>Godz 12.30 Zajęcia i zabawy edukacyjne dla dzieci pod hasłem „ ja i mój pies „<text:line-break/>Godz 13.30 Prezentacja psów do adopcji ( Schronisko w Katowicach )<text:line-break/>Godz 14.30 Porady Behawioralne, trenera COAPE <text:line-break/>Godz 15.00 Prezentacja psów zaprzęgowych, parę słów o psach pierwotnych <text:line-break/>Godz 16.00 Ogłoszenie zwycięzców i wręczenie nagród <text:line-break/><text:line-break/><text:line-break/>Kategorie zawodów<text:line-break/><text:line-break/>Dystans 15 km – sport<text:line-break/>Dystans 10 km – mid<text:line-break/>Dystans 5 km – rodzinna<text:line-break/><text:line-break/>Dystans rodzinny – do tej kategorii zaliczamy osoby pełnoletnie wraz z dzieckiem/dziećmi które nie ukończyły 16 roku życia.<text:line-break/><text:line-break/>Dystans mid – jest to kategoria otwarta, w której mogą startować kobiety, mężczyźni, jak również osoby mające pisemną zgodę rodziców na udział, a ukończyły 16 rok życia.<text:line-break/><text:line-break/>Dystans Sport – kategoria w której biorą udział kobiety i mężczyźni powyżej 18 roku życia.<text:line-break/><text:line-break/>Opłaty Startowe:<text:line-break/><text:line-break/>Dystans 15 km –sport – 40 zł<text:line-break/><text:line-break/>Dystans 10 km –mid – 30 zł<text:line-break/><text:line-break/>Dystans 5 km –rodzinna – 25 zł dorosły, dziecko od 7 roku życia 10 zł , poniżej 7 roku życia za darmo.<text:line-break/><text:line-break/>Więcej informacji oraz szczegółów umieścimy w najbliższym czasie, prosimy o chwilkę cierpliwości ;)<text:line-break/><text:line-break/><text:line-break/><text:soft-page-break/><text:line-break/>Zapisy na najlepszą imprezę rusza w dniu 11.04.2017 pod linkiem niżej.</text:p>
      <text:p text:style-name="P3"> </text:p>
      <text:p text:style-name="P1"><text:span text:style-name="T26"><text:s/></text:span><text:a xlink:type="simple" xlink:href="https://elektronicznezapisy.pl/event/1692.html" office:target-frame-name="_blank" xlink:show="new" text:style-name="Internet_20_link" text:visited-style-name="Visited_20_Internet_20_Link"><text:span text:style-name="T27">https://elektronicznezapisy.pl/event/1692.html<text:line-break/><text:line-break/></text:span></text:a><text:span text:style-name="T28"><text:line-break/><text:line-break/></text:span><text:span text:style-name="Strong_20_Emphasis"><text:span text:style-name="T28">Regulamin Biegu z Psem - Pierwszy Dogtrekking w Parku Śląskim</text:span></text:span><text:span text:style-name="T28"><text:line-break/><text:line-break/>I. ORGANIZATOR<text:line-break/>Organizatorami biegu są:<text:line-break/>Wojewódzki Park Kultury i Wypoczynku im. gen. Jerzego Ziętka S.A. Aleja Różana 2, 41-501 Chorzów, Polska Sąd Rejonowy Katowice Wschód w Katowicach Wydział VIII Gospodarczy Krajowego Rejestru Sądowego, KRS: 0000169777; NIP: 627-001-21-63; REGON: 000150194.<text:line-break/>oraz <text:line-break/>Fundacja Psi Wybieg, ul. Kormoranów 23, 41-400 Mysłowice, KRS:0000638728,<text:line-break/>NIP 2220901232<text:line-break/><text:line-break/>II. TERMIN, MIEJSCE, TRASA I POMIAR CZASU<text:line-break/>1. Bieg odbędzie się 20 maja 2017 roku na terenie Parku Śląskiego. Biuro zawodów będzie zlokalizowane na przedpolach Hali Wystaw Kapelusz.<text:line-break/>1. Start biegów w zależności od dystansu, godziny: 9.00, 10.00, 10.30<text:line-break/>Szczegółowy harmonogram odpraw:<text:line-break/>- Godzina 7.30 –10.00 otwarcie biura zawodów, rejestracja zawodników, odbiory numerów startowych, potwierdzenie zgłoszeń.<text:line-break/>- Do godziny 8.30 odprawa weterynaryjna (dystans 15 km – kategoria: sport)<text:line-break/>- Do godziny 9.30 odprawa weterynaryjna (dystans 10 km – kategoria: mind)<text:line-break/>- Do godziny 10.00 odprawa weterynaryjna (dystans 5 km – kategoria: rodzinna)<text:line-break/>- Godzina 9.00 start zawodników na dystans 15 km <text:line-break/>- Godzina 10.00 start zawodników na dystans 10 km <text:line-break/>- Godzina 10.30 start zawodników na dystans 5 km<text:line-break/>2. Start biegów dla wszystkich kategorii będzie zlokalizowany na przedpolach HW Kapelusz<text:line-break/>3. Opis kategorii:<text:line-break/>Dystans rodzinny – do tej kategorii zaliczamy osoby pełnoletnie wraz z dzieckiem/dziećmi, które nie ukończyły 16 roku życia. Skład rodziny nie może przekroczyć 5 osób, ale nie miej niż 2 osoby w tym jedno dziecko.<text:line-break/>Dystans mind – jest to kategoria otwarta w której mogą startować zarówno kobiety, mężczyźni jak i osoby mające pisemną zgodę rodziców na udział, a ukończyły 16 rok życia.<text:line-break/>Dystans sport – kategoria w której biorą udział kobiety i mężczyźni powyżej 18 roku życia.<text:line-break/>4. Trasy będą miały oznaczone wszystkie kilometry.<text:line-break/>5. Na trasie będą znajdowały się punkty kontrolne. Zawodnicy skracający trasę zostaną zdyskwalifikowani.<text:line-break/>6. Organizator zapewnia 1 punkt nawadniania, zlokalizowany w połowie każdej trasy. Jego lokalizacja zostanie umieszczona na mapie i udostępniona na stronie internetowej Parku Śląskiego, Fundacji Psi Wybieg oraz na Facebooku wydarzenia.<text:line-break/><text:line-break/>III. WARUNKI STARTU<text:line-break/>1. W trakcie imprezy zabrania się zmuszania psa do marszu/biegu. Niezachowanie się prawidłowo względem zwierzęcia i działanie na jego szkodę będzie skutkowało dyskwalifikacją.<text:line-break/>2. Podczas całej imprezy każdy właściciel ma obowiązek sprzątać po swoim psie.<text:line-break/>3. W chwili gdy okaże się, że uczestnik ma problem aby kontynuować marsz, ma obowiązek zaprzestać go i poinformować organizatora pod nr tel: 512 090 104, 512 091 129.<text:line-break/></text:span><text:soft-page-break/><text:span text:style-name="T28">4. Dopuszczalny jest start jednego zawodnika z maksymalnie dwoma psami.<text:line-break/>5. Podczas imprezy obowiązkowe jest trzymanie psów na smyczach, jedyne miejsce gdzie pies może swobodnie zostać puszczony to „Psi Wybieg” przy al. Głównej.<text:line-break/><text:line-break/>IV. WARUNKI UDZIAŁU<text:line-break/>1. Warunkiem udziału w imprezie jest przesłanie zgłoszenia chęci uczestnictwa w zawodach poprzez formularz zgłoszeniowy na stronie elektronicznezapisy.pl. Link do zapisów dostępny będzie na stronie</text:span><text:a xlink:type="simple" xlink:href="https://l.facebook.com/l.php?u=http%3A%2F%2Fwww.psiwybieg.pl%2F&amp;h=ATMUyxIUjga_Xff4f9mmD6Z1ho2hv3mGVfR1N41svKl8k9_g4UCDPevXE72b_DxTs8EGlMB0Uo2zQt_Ml3NbLEkNMrbCPKr1bQC9JBuO9NbbiN1cuS8U_Q_3Qt4RBeGTtN1plus&amp;enc=AZPeqdRCR4t9kPj1EY9N4MW8qqpgyx_owMJ2_q-tnxR1TViLvd4Lv2KHWL4UastGODU&amp;s=1" office:target-frame-name="_blank" xlink:show="new" text:style-name="Internet_20_link" text:visited-style-name="Visited_20_Internet_20_Link"><text:span text:style-name="T29">www.psiwybieg.pl</text:span></text:a><text:span text:style-name="T28">, wydarzeniu Facebookowym, oraz na stronie parkslaski.pl.<text:line-break/>2. Pełnym potwierdzeniem udziału w biegu jest dokonanie opłaty startowej (do 11.05.2017 r.).<text:line-break/>3. W zawodach mogą brać udział osoby:<text:line-break/>- pełnoletnie (ukończone 18 lat ),<text:line-break/>- osoby, które nie ukończyły 18 lat mogą wystartować w biegu pod warunkiem podpisania oświadczenia (w biurze zawodów) przez rodzica/opiekuna prawnego o starcie dziecka na odpowiedzialność rodzica/opiekuna prawnego,<text:line-break/>- młodzież poniżej 16 roku życia może startować tylko pod stałą opieką rodziców lub opiekunów prawnych, którzy również startują w imprezie<text:line-break/>4. Każdy uczestnik zawodów odpowiada sam za szkody poczynione przez siebie oraz swojego psa podczas trwania imprezy (odpowiedzialność finansowa po stronie zawodnika).<text:line-break/>5. Wszyscy zawodnicy muszą zostać zweryfikowani w biurze zawodów. Podczas weryfikacji <text:line-break/>zawodnicy muszą przedłożyć dowód osobisty lub inny dokument ze zdjęciem potwierdzający tożsamość. Warunkiem dopuszczenia zawodnika do biegu będzie złożenie podpisu pod oświadczeniem o starcie w zawodach na własną odpowiedzialność (podstawa prawna: Rozporządzenie Ministra Edukacji Narodowej z dnia 12.09.2001r. Dz. U. Nr 101 poz. 1095).<text:line-break/>Ważne: Osoby startujące na dystansie rodzinnym w jednej drużynie, odbierają pakiet startowy wspólnie (aby otrzymać pakiet, muszą zostać podpisane oświadczenia o starcie w zawodach całej drużyny)<text:line-break/>6. Zawodnicy biorą udział w Biegu z Psem zwanym Pierwszym Dogtrekkingiem w Parku Śląskim na własną odpowiedzialność z pełną świadomością niebezpieczeństw i ryzyka wynikających z charakteru tego wydarzenia, które mogą polegać m.in. na ryzyku utraty zdrowia i życia. Dopuszcza się do uczestnictwa w Biegu wyłącznie osoby posiadające dobry stan zdrowia, nie posiadające przeciwwskazań medycznych do uczestnictwa w zawodach. Odpowiedzialność za zawodników niepełnoletnich spoczywa na ich rodzicach bądź prawnych opiekunach.<text:line-break/>7. Uczestnik wyraża zgodę na przestrzeganie w całości niniejszego Regulaminu i tym samym pełną akceptację powyższych regulacji oraz zobowiązuje się do ich przestrzegania.<text:line-break/>8. Uczestnik wyraża zgodę na przetwarzanie danych osobowych w tym na zamieszczenie ich w przekazach telewizyjnych, radiowych, internetowych i drukowanych (imię, nazwisko, data urodzenia, klub, wizerunek) w zakresie niezbędnym do przeprowadzenia Biegu z Psem zwanym Pierwszym Dogtrekkingiem w Parku Śląskiem.<text:line-break/>9. Uczestnik wyraża zgodę na przesyłanie przez Organizatora na adres mailowy zawodników informacji na temat Biegu z Psem zwanym Pierwszym Dogtrekkingiem w Parku Śląskim.<text:line-break/>10. Weryfikacja zawodników, wydawanie numerów startowych odbędzie się w biurze zawodów.<text:line-break/>11. W biurze zawodów wydawane będą pakiety startowe osobom, które dokonały zapisów na stronie </text:span><text:a xlink:type="simple" xlink:href="https://l.facebook.com/l.php?u=http%3A%2F%2Fwww.elektronicznezapisy.pl%2F&amp;h=ATMH2gNvv0EIQLegGrvvhXT2GTDglCqHPvmFNxc-UM5fmpP3F9xSIdkKlo7ijzfBImAdAGpcARDSlVMt0YBjZtVuVrLzt32dFKqQqe0hSXEhKDwRuAZZISkaQX3OyFGJRMFqBNI&amp;enc=AZPqkO8FiYLscwUtNXxR7L2fthnOnNjeOfTCYPuLiqPH2weFOPs6iWTYMMpzhWlx1xA&amp;s=1" office:target-frame-name="_blank" xlink:show="new" text:style-name="Internet_20_link" text:visited-style-name="Visited_20_Internet_20_Link"><text:span text:style-name="T29">www.elektronicznezapisy.pl</text:span></text:a><text:span text:style-name="T28"> . Nie będzie możliwości odbioru pakietu startowego przez inne osoby niż w zgłoszeniu.<text:line-break/>12. Organizator nie przewiduje zapisów nowych uczestników biegu w dniu zawodów.<text:line-break/><text:line-break/>V. WARUNKI UDZIAŁU PSA<text:line-break/>1. Pies nie może mieć więcej niż 8 lat (wyjątkiem jest zgoda pisemna prowadzącego go weterynarza).<text:line-break/>2. Pies powinien mieć wykonane obowiązkowe szczepienia przeciwko wściekliźnie (do wglądu dokument potwierdzający szczepienie).<text:line-break/>3. Pies ukończył 1 rok życia.<text:line-break/></text:span><text:soft-page-break/><text:span text:style-name="T28">4. Suki - zabrania się startu suk w okresie rui, w ciąży, oraz do 6 tyg. po porodzie.<text:line-break/>5. Pies prowadzony jest w obroży /szelkach ewentualnie obroży pół zaciskowej. Zabrania się całkowicie używania i prowadzenia psów na kolczatkach, obrożach zaciskowych, łańcuszkach, kagańcach, uzdach, oraz smyczy typu flexi .<text:line-break/>6. Zawodnicy biorą udział w Biegu z Psem zwanym Pierwszym Dogtrekkingiem w Parku Śląskim na własną odpowiedzialność z pełną świadomością niebezpieczeństw i ryzyka wynikających z charakteru tego wydarzenia, które mogą polegać m.in. na ryzyku utraty zdrowia lub życia. Dopuszcza się do uczestnictwa w Biegu wyłącznie psy posiadające dobry stan zdrowia, nie posiadające przeciwwskazań medycznych do uczestnictwa w zawodach.<text:line-break/><text:line-break/><text:line-break/>VI. RZECZY NIEZBĘDNE DO STARTU<text:line-break/>1. Miska z wodą (minimum 1 litr wody na jednego psa).<text:line-break/>2. Naładowany telefon komórkowy.<text:line-break/>3. Mapy oraz karty uczestnika otrzymane od organizatora które zostaną zwrócone na mecie. Konieczne jest posiadanie długopisu.<text:line-break/>4. Nie wolno (pod karą dyskwalifikacji) korzystać z odbiorników GPS, oraz innych map niż te które otrzymają uczestnicy od organizatora.<text:line-break/>5. Wyposażenie uczestnika może zostać sprawdzone przez sędziego przed startem.<text:line-break/><text:line-break/>VII. ZGŁOSZENIA, OPŁATY STARTOWE<text:line-break/>1. Zgłoszenia przyjmowane są poprzez kompletne wypełnienie formularza zgłoszeniowego na stronie: </text:span><text:a xlink:type="simple" xlink:href="https://l.facebook.com/l.php?u=http%3A%2F%2Fwww.elektronicznezapisy.pl%2F&amp;h=ATP4POhUtfz0mqS40bdg8Nuuykcn3PCEWXx6iWikRrypGJEYs1KmOPGHXjh0e_fUn5YDVLK7JS_GDSIPHYLLM3wJEcIs9PrUfsw3fgFpI32clQmhMFdO3-DunN4Kkh3i1OcGtbg&amp;enc=AZOakAdDi-Gh6ldgqj_Td55NlqYODa_fubp4uQZBg1P6Chcn80hdHwQXp4jUtPlktW0&amp;s=1" office:target-frame-name="_blank" xlink:show="new" text:style-name="Internet_20_link" text:visited-style-name="Visited_20_Internet_20_Link">www.elektronicznezapisy.pl</text:a><text:a xlink:type="simple" xlink:href="https://l.facebook.com/l.php?u=http%3A%2F%2Fwww.elektronicznezapisy.pl%2F&amp;h=ATP4POhUtfz0mqS40bdg8Nuuykcn3PCEWXx6iWikRrypGJEYs1KmOPGHXjh0e_fUn5YDVLK7JS_GDSIPHYLLM3wJEcIs9PrUfsw3fgFpI32clQmhMFdO3-DunN4Kkh3i1OcGtbg&amp;enc=AZOakAdDi-Gh6ldgqj_Td55NlqYODa_fubp4uQZBg1P6Chcn80hdHwQXp4jUtPlktW0&amp;s=1" office:target-frame-name="_blank" xlink:show="new" text:style-name="Internet_20_link" text:visited-style-name="Visited_20_Internet_20_Link">.</text:a><text:span text:style-name="T28"> <text:line-break/>1. Wysokość opłaty startowej:<text:line-break/>Dystans 5 km –kategoria rodzinna: 25 zł dorosły, dziecko od 7 roku życia 10 zł , poniżej<text:line-break/>7 roku życia za darmo.<text:line-break/>Dystans 10 km –kategoria mind: 30 zł<text:line-break/>Dystans 15 km – kategoria sport: 40 zł<text:line-break/>2. Opłaty za start powinny być uiszczane na konto organizatora do dnia 11.05.2017 r., tj:<text:line-break/>Fundacja Psi Wybieg, nr konta: 06 1240 4836 1111 0010 7033 3764<text:line-break/>Płatności dokonane na konto Organizatora tytułem uczestnictwa nie podlegają zwrotowi.<text:line-break/>W tytule opłaty prosimy o podanie nazwisk uczestników wraz z imionami psów.<text:line-break/>3. W dniu zawodów nie będzie możliwości opłacenia biegu oraz zapisania się na bieg. <text:line-break/>4. W ramach opłaty startowej uczestnik otrzymuje:<text:line-break/>a) numer startowy, agrafki (kategoria rodzinna otrzymuje jeden numer startowy),<text:line-break/>b) zwrotny chip do pomiaru czasu (kategoria rodzinna otrzymuje jeden chip do pomiaru czasu),<text:line-break/>c) napój na trasie; oraz napój na mecie,<text:line-break/>d) nagrodę wg klasyfikacji ,<text:line-break/>e) posiłek regeneracyjny.<text:line-break/><text:line-break/>VIII. KLASYFIKACJA I NAGRODY<text:line-break/>1. Klasyfikacja zawodników odbywa się na podstawie czasu brutto (liczonego od chwili strzału startera).<text:line-break/>1. Pomiar czasu zostanie przeprowadzony przez firmę Timing4U na podstawie zwrotnych chipów.<text:line-break/>2. Wyniki biegu będą dostępne na stronie </text:span><text:a xlink:type="simple" xlink:href="https://l.facebook.com/l.php?u=http%3A%2F%2Fwww.timing4u.pl%2F&amp;h=ATPHUXKGVC-zwlrFBmvlvNAQIWwlqvxrGtf5xn-YWKjY8EsGps1BuHaEguTWe9dMPDeSgFtBSnd6Kj_rdfMayBD-a4YrcWBSH2Twx8sJnKqzYyA7vw9GvrVsTe_xQJQOs0-B5CY&amp;enc=AZNOfJEwLejmrAR9Bk89IsMFnPW22DZT_RNtRxyhdQc9tu1bav6aogV43ROFN4gOCq4&amp;s=1" office:target-frame-name="_blank" xlink:show="new" text:style-name="Internet_20_link" text:visited-style-name="Visited_20_Internet_20_Link"><text:span text:style-name="T29">www.timing4u.pl.</text:span></text:a><text:span text:style-name="T28"><text:line-break/>3. Podczas Biegu będą prowadzone następujące klasyfikacje:<text:line-break/>- Generalna na dystansie 5 km : Miejsce I, Miejsce II, Miejsce III<text:line-break/>- Generalna na dystansie 10 km : Miejsce I, Miejsce II, Miejsce III <text:line-break/>- Generalna na dystansie 15 km : Miejsce I, Miejsce II, Miejsce III<text:line-break/>4. Zawodnicy otrzymują nagrody które zostały zafundowane przez sponsorów Zookamel.pl , Sklep zoologiczny Zebra, oraz notiONE.<text:line-break/>5. Nieprawidłowe zamocowanie chipa, jego utrata lub zniszczenie może skutkować dyskwalifikacją </text:span><text:soft-page-break/><text:span text:style-name="T28">zawodnika i nie stanowi podstawy do złożenia protestu.<text:line-break/><text:line-break/>IX. KARY ZA NIEPRZESTRZEGANIE REGULAMINU<text:line-break/>1. Sędzia oraz organizator mają prawo nałożenia kary na uczestnika, pod postacią:<text:line-break/>- upomnienia<text:line-break/>- upomnienia wraz z karą czasową (1 min – max 30 min)<text:line-break/>- dyskwalifikacji<text:line-break/>2. Podczas całych zawodów jest całkowity zakaz spożywania alkohol oraz środków odurzających. Nieprzestrzeganie tego punktu będzie skutkowało natychmiastową dyskwalifikacją, bez możliwości odwołania.<text:line-break/>3. Protest - protest może zostać wniesiony przez uczestnika do sędziego lub organizatora tylko w trakcie trwania imprezy. Decyzja ostateczna należy do sędziego.<text:line-break/><text:line-break/>X. OSTATNIE POSTANOWIENIE REGULAMINU <text:line-break/>1. Żaden z organizatorów nie ponosi odpowiedzialności materialnej ani cywilnej za rzeczy pozostawione w trakcie trwania imprezy oraz zaginione.<text:line-break/>2. Brak znajomości regulaminu nie będzie uznawany jako wytłumaczenie.<text:line-break/>3. Dogtrekking odbędzie się bez względu na warunki atmosferyczne.<text:line-break/>4. Organizator zastrzega sobie prawo do odwołania imprezy w związku z wystąpieniem klęsk żywiołowych lub innych uznawanych za działanie „siły wyższej”.<text:line-break/>5. Uczestnik Dogtrekkingu wypełniając Formularz Zgłoszeniowy akceptuje warunki niniejszego Regulaminu i wyraża zgodę na przetwarzanie swoich danych osobowych w celach promocji i reklamy przyszłych imprez organizowanych przez organizatora.<text:line-break/>6. Organizator z sędzią zastrzegają sobie prawo do interpretacji niniejszego regulaminu oraz do jego zmian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helvetica" svg:font-family="helvetica, arial, sans-serif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rtłomiej Gąsior</meta:initial-creator>
    <meta:creation-date>2017-04-14T16:25:26</meta:creation-date>
    <dc:date>2017-04-14T16:27:54</dc:date>
    <dc:creator>Bartłomiej Gąsior</dc:creator>
    <meta:editing-duration>PT2M2S</meta:editing-duration>
    <meta:editing-cycles>2</meta:editing-cycles>
    <meta:generator>OpenOffice/4.1.2$Unix OpenOffice.org_project/412m3$Build-9782</meta:generator>
    <meta:document-statistic meta:table-count="0" meta:image-count="0" meta:object-count="0" meta:page-count="5" meta:paragraph-count="3" meta:word-count="1814" meta:character-count="12642"/>
  </office:meta>
</office:document-meta>
</file>